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fo:font-size="44pt" fo:font-style="italic" style:text-underline-style="none" fo:font-weight="bold" officeooo:rsid="00135578" officeooo:paragraph-rsid="00135578" style:font-size-asian="44pt" style:font-style-asian="italic" style:font-weight-asian="bold" style:font-size-complex="44pt" style:font-style-complex="italic" style:font-weight-complex="bold"/>
    </style:style>
    <style:style style:name="P2" style:family="paragraph" style:parent-style-name="Standard">
      <style:text-properties style:text-line-through-style="solid" style:text-line-through-type="single" fo:font-size="20pt" fo:font-style="italic" style:text-underline-style="none" fo:font-weight="bold" officeooo:rsid="001183dc" officeooo:paragraph-rsid="001183dc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text-line-through-style="none" style:text-line-through-type="none" fo:font-size="20pt" fo:font-style="normal" style:text-underline-style="none" fo:font-weight="normal" officeooo:rsid="001183dc" officeooo:paragraph-rsid="001183dc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text-properties style:text-line-through-style="none" style:text-line-through-type="none" fo:font-size="20pt" fo:font-style="normal" style:text-underline-style="none" fo:font-weight="normal" officeooo:rsid="00129ad9" officeooo:paragraph-rsid="00129ad9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text-properties style:text-line-through-style="none" style:text-line-through-type="none" fo:font-size="20pt" fo:font-style="normal" style:text-underline-style="none" fo:font-weight="normal" officeooo:rsid="00129ad9" officeooo:paragraph-rsid="0018af3b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text-properties style:text-line-through-style="none" style:text-line-through-type="none" fo:font-size="20pt" fo:font-style="normal" style:text-underline-style="none" fo:font-weight="normal" officeooo:rsid="001183dc" officeooo:paragraph-rsid="001183dc" style:font-size-asian="17.5pt" style:font-style-asian="normal" style:font-weight-asian="normal" style:font-size-complex="20pt" style:font-style-complex="normal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fo:font-weight="normal" officeooo:rsid="00129ad9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officeooo:rsid="0004d8b0" style:font-style-asian="normal" style:font-style-complex="normal"/>
    </style:style>
    <style:style style:name="T5" style:family="text">
      <style:text-properties style:text-line-through-style="none" style:text-line-through-type="none" fo:font-style="normal" officeooo:rsid="0018af3b" style:font-style-asian="normal" style:font-style-complex="normal"/>
    </style:style>
    <style:style style:name="T6" style:family="text">
      <style:text-properties officeooo:rsid="0017f3e8"/>
    </style:style>
    <style:style style:name="T7" style:family="text">
      <style:text-properties officeooo:rsid="0018af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E<text:span text:style-name="T1"> DEATH</text:span></text:p>
      <text:p text:style-name="P3">I wanna drown into the ocean and disappear into oblivion. I wanna die a cold death and never be remembered again. I wanna stay unrecognized like all my efforts which I have put for proving my existence. </text:p>
      <text:p text:style-name="P3">Am I even alive??</text:p>
      <text:p text:style-name="P3">I think I am. Though my soul is dead, whats living is mere flesh supported by a bone framework.</text:p>
      <text:p text:style-name="P3">Death may come to me and I will cradle it like a baby. It may rip me apart slowly, mercilessly-tissue by tissue- but I won’t be hurt. It won’t pain as life has given me so many reasons to cry, has treated me like trash bin; that I feel pain no more. Pain is like a indispensable organ to me.</text:p>
      <text:p text:style-name="P3">I never get what I want. The only things that come to me are the ones I wish <text:span text:style-name="T6">did</text:span>n’t exist.</text:p>
      <text:p text:style-name="P3">Even now that I ask for death, it won’t come to me.</text:p>
      <text:p text:style-name="P2"><text:span text:style-name="T2">Or do I get it for myself. Life isn’t the way it is described in fairy tales. From what I have learn</text:span><text:span text:style-name="T3">ed, it is a battle to be fought everyday. Either you kill or you die. I am not strong enough to take away someone else’s life. So I wish to sacrifice mine. Or if you will surrender at the hands of my opponent, my life. Which if I must tell you at one point of time was mine. But now, irony has it, I am its slave. I have played all my cards; I expect nothing more from it.</text:span></text:p>
      <text:p text:style-name="P4">Let death be mine and I be his now and forever.</text:p>
      <text:p text:style-name="P4"/>
      <text:p text:style-name="P4"><text:tab/><text:tab/><text:tab/><text:tab/><text:tab/><text:tab/>-Akangsha Goswami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01:08:02.977124950</meta:creation-date>
    <dc:date>2018-08-06T22:25:19.908316151</dc:date>
    <meta:editing-duration>PT20M2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67" meta:character-count="1300" meta:non-whitespace-character-count="1035"/>
  </office:meta>
</office:document-meta>
</file>